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RequestImpl.getUserPrincip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onRequestImpl.ActionRequestImpl( PortletWindow window , HttpServletRequest req , Portal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RequestImpl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questImpl.getAuth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onRequestImpl.isUserInRole( String 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